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24d2"/>
    </style:style>
    <style:style style:name="P2" style:family="paragraph" style:parent-style-name="Text_20_body">
      <style:text-properties officeooo:paragraph-rsid="002323f2"/>
    </style:style>
    <style:style style:name="P3" style:family="paragraph" style:parent-style-name="Standard">
      <style:text-properties officeooo:rsid="002124d2" officeooo:paragraph-rsid="002124d2"/>
    </style:style>
    <style:style style:name="T1" style:family="text">
      <style:text-properties officeooo:rsid="002124d2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24d2" style:font-weight-asian="bold" style:font-weight-complex="bold"/>
    </style:style>
    <style:style style:name="T5" style:family="text">
      <style:text-properties officeooo:rsid="002323f2"/>
    </style:style>
    <style:style style:name="T6" style:family="text">
      <style:text-properties fo:font-style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se 2: Bottlenecks</text:p>
      <text:p text:style-name="P3"/>
      <text:p text:style-name="P1"><text:span text:style-name="T4">Atomic operation</text:span><text:span text:style-name="T1">: </text:span>An operation during which a processor can simultaneously read a location and write it in the same bus operation. This prevents any other processor or I/O device from writing or reading memory until the operation is complete.</text:p>
      <text:p text:style-name="Text_20_body"><text:span text:style-name="Emphasis">Atomic</text:span> implies indivisibility and irreducibility, so an atomic operation must be performed entirely or not performed at all.</text:p>
      <text:p text:style-name="P2"><text:span text:style-name="T4">S</text:span><text:span text:style-name="T3">emaphore</text:span>: a variable or abstract data type that is used for controlling access, by multiple processes, to a common resource in a parallel programming or a multi user environment<text:span text:style-name="T5">(</text:span>A useful way to think of a semaphore is as a record of how many units of a particular resource are available, coupled with operations to <text:span text:style-name="T6">safely</text:span> (i.e., without race conditions) adjust that record as units are required or become free, and, if necessary, wait until a unit of the resource becomes available. Semaphores are a useful tool in the prevention of race conditions; however, their use is by no means a guarantee that a program is free from these problems. Semaphores which allow an arbitrary resource count are called <text:span text:style-name="T8">counting semaphores</text:span>, while semaphores which are restricted to the values 0 and 1 (or locked/unlocked, unavailable/available) are called <text:span text:style-name="T8">binary semaphores</text:span>.<text:span text:style-name="T5">)</text:span></text:p>
      <text:p text:style-name="P1"><text:span text:style-name="T4">M</text:span><text:span text:style-name="T3">utex</text:span>: In computer science, <text:span text:style-name="T8">mutual exclusion</text:span> refers to the requirement of ensuring that no two concurrent processes<text:bookmark text:name="cite_ref-1"/>[a] are in their critical section at the same time; it is a basic requirement in concurrency control, to prevent race conditions. Here, a critical section refers to a period when the process accesses a shared resource, such as shared memory.</text:p>
      <text:p text:style-name="P1"><text:span text:style-name="T4">C</text:span><text:span text:style-name="T3">ritical</text:span> <text:span text:style-name="T3">section</text:span>: a piece of code that accesses a shared resource (data structure or device) that must not be concurrently accessed by more than one thread of execution. A critical section will usually terminate in fixed time, and a thread, task, or process will have to wait for a fixed time to enter it (aka bounded waiting). Some synchronization mechanism is required at the entry and exit of the critical section to ensure exclusive use, for example a semaphore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1:12:20.527000262</meta:creation-date>
    <meta:generator>LibreOffice/4.2.7.2$Linux_X86_64 LibreOffice_project/420m0$Build-2</meta:generator>
    <dc:date>2015-01-14T11:21:04.598488350</dc:date>
    <meta:editing-duration>PT6M12S</meta:editing-duration>
    <meta:editing-cycles>8</meta:editing-cycles>
    <meta:document-statistic meta:table-count="0" meta:image-count="0" meta:object-count="0" meta:page-count="1" meta:paragraph-count="6" meta:word-count="334" meta:character-count="2069" meta:non-whitespace-character-count="1741"/>
  </office:meta>
</office:document-meta>
</file>